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dash" draw:stroke-dash="Ultrafine_20_Dashed" svg:stroke-width="0.02cm" draw:marker-start-width="0.34cm" draw:marker-end="Arrow" draw:marker-end-width="0.34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dash" draw:stroke-dash="Fine_20_Dashed_20__28_var_29_" svg:stroke-width="0.02cm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Ultrafine_20_Dashed" svg:stroke-width="0.02cm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style-name="Regular" style:font-family-generic="roman" style:font-pitch="variable" fo:font-size="10pt" style:font-size-asian="18pt" style:font-size-complex="18pt"/>
    </style:style>
    <style:style style:name="P3" style:family="paragraph">
      <style:text-properties fo:font-family="'Bitstream Charter'" style:font-style-name="Regular" style:font-family-generic="roman" style:font-pitch="variable" fo:font-size="10pt" style:font-size-asian="18pt" style:font-size-complex="18pt"/>
    </style:style>
    <style:style style:name="T1" style:family="text">
      <style:text-properties fo:font-family="'Bitstream Charter'" style:font-style-name="Regular" style:font-family-generic="roman" style:font-pitch="variable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47cm" svg:height="1.009cm" svg:x="0.547cm" svg:y="0.99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047cm" svg:height="1.009cm" svg:x="2.047cm" svg:y="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047cm" svg:height="1.009cm" svg:x="3.547cm" svg:y="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0.547cm" svg:y="2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2.047cm" svg:y="2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547cm" svg:y="2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0.5cm" svg:y="3.99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2.047cm" svg:y="3.99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547cm" svg:y="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53cm" svg:height="0.75cm" svg:x="1cm" svg:y="6.901cm">
          <draw:text-box>
            <text:p><text:span text:style-name="T1">S: 3 × 4 matrix</text:span></text:p>
          </draw:text-box>
        </draw:frame>
        <draw:custom-shape draw:style-name="gr1" draw:text-style-name="P2" draw:layer="layout" svg:width="1.047cm" svg:height="1.009cm" svg:x="0.547cm" svg:y="5.48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2.094cm" svg:y="5.48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47cm" svg:height="1.009cm" svg:x="3.594cm" svg:y="5.49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53cm" svg:height="1.099cm" svg:x="7.5cm" svg:y="6.901cm">
          <draw:text-box>
            <text:p><text:span text:style-name="T1">T: 3 × 4 matrix</text:span></text:p>
            <text:p><text:span text:style-name="T1">(S flipped vertically)</text:span></text:p>
          </draw:text-box>
        </draw:frame>
        <draw:connector draw:style-name="gr4" draw:text-style-name="P1" draw:layer="layout" draw:type="curve" draw:line-skew="0.534cm" svg:x1="1.07cm" svg:y1="0.991cm" svg:x2="7.476cm" svg:y2="5.482cm" draw:start-shape="id1" draw:start-glue-point="0" draw:end-shape="id2" draw:end-glue-point="0" svg:d="m1070 991c0-102 6406-2347 6406 4491">
          <text:p/>
        </draw:connector>
        <draw:connector draw:style-name="gr5" draw:text-style-name="P1" draw:layer="layout" draw:type="curve" draw:line-skew="0.507cm" svg:x1="2.57cm" svg:y1="1cm" svg:x2="9.114cm" svg:y2="5.417cm" draw:start-shape="id3" draw:start-glue-point="0" svg:d="m2570 1000c0-142 6544-2351 6544 4417">
          <text:p/>
        </draw:connector>
        <draw:connector draw:style-name="gr6" draw:text-style-name="P1" draw:layer="layout" draw:type="curve" draw:line-skew="0.525cm" svg:x1="4.07cm" svg:y1="1cm" svg:x2="10.476cm" svg:y2="5.491cm" draw:start-shape="id4" draw:start-glue-point="0" draw:end-shape="id5" draw:end-glue-point="0" svg:d="m4070 1000c0-115 6406-2361 6406 4491">
          <text:p/>
        </draw:connector>
        <draw:custom-shape draw:style-name="gr1" draw:text-style-name="P2" xml:id="id2" draw:id="id2" draw:layer="layout" svg:width="1.047cm" svg:height="1.009cm" svg:x="6.953cm" svg:y="5.482cm">
          <text:p text:style-name="P1"><text:span text:style-name="T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8.453cm" svg:y="5.491cm">
          <text:p text:style-name="P1"><text:span text:style-name="T1">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" draw:id="id5" draw:layer="layout" svg:width="1.047cm" svg:height="1.009cm" svg:x="9.953cm" svg:y="5.491cm">
          <text:p text:style-name="P1"><text:span text:style-name="T1">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6.953cm" svg:y="3.991cm">
          <text:p text:style-name="P1"><text:span text:style-name="T1">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8.453cm" svg:y="3.991cm">
          <text:p text:style-name="P1"><text:span text:style-name="T1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9.953cm" svg:y="3.991cm">
          <text:p text:style-name="P1"><text:span text:style-name="T1">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6.906cm" svg:y="2.482cm">
          <text:p text:style-name="P1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8.453cm" svg:y="2.482cm">
          <text:p text:style-name="P1"><text:span text:style-name="T1">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9.953cm" svg:y="2.491cm">
          <text:p text:style-name="P1"><text:span text:style-name="T1">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6.906cm" svg:y="1cm">
          <text:p text:style-name="P1"><text:span text:style-name="T1">j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8.453cm" svg:y="1cm">
          <text:p text:style-name="P1"><text:span text:style-name="T1">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047cm" svg:height="1.009cm" svg:x="9.953cm" svg:y="1.009cm">
          <text:p text:style-name="P1"><text:span text:style-name="T1">l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vertical="0.6cm" draw:end-line-spacing-horizontal="0.3cm" draw:end-line-spacing-vertical="0.3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13T22:29:32</meta:creation-date>
    <dc:date>2012-09-03T21:45:03</dc:date>
    <dc:creator>Darran Kartaschew</dc:creator>
    <meta:editing-duration>PT57M27S</meta:editing-duration>
    <meta:editing-cycles>13</meta:editing-cycles>
    <meta:generator>OpenOffice.org/3.4$Solaris_x86 OpenOffice.org_project/340m1$Build-9590</meta:generator>
    <meta:document-statistic meta:object-count="29"/>
  </office:meta>
</office:document-meta>
</file>